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f8f8f2" style:font-name="Droid Sans Mono" fo:font-size="10.5pt" fo:font-weight="normal" fo:background-color="#272822"/>
    </style:style>
    <style:style style:name="P2" style:family="paragraph" style:parent-style-name="Standard">
      <style:paragraph-properties style:line-height-at-least="0.503cm"/>
      <style:text-properties fo:color="#88846f" style:font-name="Droid Sans Mono" fo:font-size="10.5pt" fo:font-weight="normal" fo:background-color="#272822"/>
    </style:style>
    <style:style style:name="P3" style:family="paragraph" style:parent-style-name="Standard">
      <style:paragraph-properties style:line-height-at-least="0.503cm"/>
      <style:text-properties fo:color="#66d9ef" style:font-name="Droid Sans Mono" fo:font-size="10.5pt" fo:font-style="italic" fo:font-weight="normal" fo:background-color="#272822"/>
    </style:style>
    <style:style style:name="P4" style:family="paragraph" style:parent-style-name="Standard">
      <style:paragraph-properties style:line-height-at-least="0.503cm"/>
      <style:text-properties fo:color="#ae81ff" style:font-name="Droid Sans Mono" fo:font-size="10.5pt" fo:font-weight="normal" fo:background-color="#272822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paragraph-properties fo:margin-top="0cm" fo:margin-bottom="0.499cm" loext:contextual-spacing="false" style:line-height-at-least="0.503cm"/>
      <style:text-properties fo:color="#f8f8f2" style:font-name="Droid Sans Mono" fo:font-size="10.5pt" fo:font-weight="normal" fo:background-color="#272822"/>
    </style:style>
    <style:style style:name="P7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66d9ef"/>
    </style:style>
    <style:style style:name="T2" style:family="text">
      <style:text-properties fo:color="#66d9ef" fo:font-style="italic"/>
    </style:style>
    <style:style style:name="T3" style:family="text">
      <style:text-properties fo:color="#88846f"/>
    </style:style>
    <style:style style:name="T4" style:family="text">
      <style:text-properties fo:color="#f92672"/>
    </style:style>
    <style:style style:name="T5" style:family="text">
      <style:text-properties fo:color="#ae81ff"/>
    </style:style>
    <style:style style:name="T6" style:family="text">
      <style:text-properties fo:color="#e6db74"/>
    </style:style>
    <style:style style:name="T7" style:family="text">
      <style:text-properties fo:color="#a6e2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2">var</text:span> a; <text:span text:style-name="T3">//dichiaro una variabile</text:span></text:p>
      <text:p text:style-name="P1">a <text:span text:style-name="T4">=</text:span> <text:span text:style-name="T5">4</text:span>; <text:span text:style-name="T3">// inizializzo una variabile</text:span></text:p>
      <text:p text:style-name="P1"><text:span text:style-name="T2">console</text:span>.<text:span text:style-name="T1">log</text:span>(a) <text:span text:style-name="T3">// stampa la variabile</text:span></text:p>
      <text:p text:style-name="P6"><text:line-break/></text:p>
      <text:p text:style-name="P2">// per usare una variabile non definita o che non si conosca</text:p>
      <text:p text:style-name="P5"/>
      <text:p text:style-name="P1"><text:span text:style-name="T2">var</text:span> a <text:span text:style-name="T4">=</text:span> <text:span text:style-name="T5">4</text:span>; <text:span text:style-name="T3">// dichiarata e inizializzata una variabile</text:span></text:p>
      <text:p text:style-name="P5"/>
      <text:p text:style-name="P2">//le var sono Case-sensitive cioè il nome deve avere le maiuscole e le minuscole esatte</text:p>
      <text:p text:style-name="P2">//non deve ccoincidere con parole chiave ( es. var, if , for...)</text:p>
      <text:p text:style-name="P2">// non può iniziare con un numero e no spazi</text:p>
      <text:p text:style-name="P2">// no caratteri speciali come . e - ma può avere _</text:p>
      <text:p text:style-name="P2">// utilizzare Maiuscole per separare le parole nel nome della var</text:p>
      <text:p text:style-name="P2">//il primo carattere non può essere un numero</text:p>
      <text:p text:style-name="P6"><text:line-break/></text:p>
      <text:p text:style-name="P2">// tipi di dati</text:p>
      <text:p text:style-name="P2">// booleano</text:p>
      <text:p text:style-name="P2">//numerico</text:p>
      <text:p text:style-name="P2">//NULL valore nullo</text:p>
      <text:p text:style-name="P2">// stringa di testo ( si può scrivere con apice singolo o doppio )</text:p>
      <text:p text:style-name="P1"><text:span text:style-name="T2">var</text:span> testo <text:span text:style-name="T4">=</text:span> <text:span text:style-name="T6">'salgo sukl'</text:span>albero<text:span text:style-name="T6">' // si può risolvere con </text:span></text:p>
      <text:p text:style-name="P1"><text:span text:style-name="T2">var</text:span> testo <text:span text:style-name="T4">=</text:span> <text:span text:style-name="T6">'salgo sull</text:span><text:span text:style-name="T5">\a</text:span><text:span text:style-name="T6">lbero'</text:span> oppure</text:p>
      <text:p text:style-name="P1"><text:span text:style-name="T2">var</text:span> testo <text:span text:style-name="T4">=</text:span> <text:span text:style-name="T6">"salgo sull'albero"</text:span> </text:p>
      <text:p text:style-name="P5"/>
      <text:p text:style-name="P2">//Costanti:</text:p>
      <text:p text:style-name="P2">//non si può cambiare in un secondo momento, non pùò cambiare il valore</text:p>
      <text:p text:style-name="P1"><text:span text:style-name="T2">const</text:span> TEST <text:span text:style-name="T4">=</text:span> <text:span text:style-name="T5">6</text:span>;</text:p>
      <text:p text:style-name="P1">TEST <text:span text:style-name="T4">=</text:span> <text:span text:style-name="T5">18</text:span>;<text:span text:style-name="T3">// -&gt; non si può !</text:span></text:p>
      <text:p text:style-name="P5"/>
      <text:p text:style-name="P2">// Le costanti si scrivono in MAIUSCOLO </text:p>
      <text:p text:style-name="P7"/>
      <text:p text:style-name="P2">//STRICT MODE</text:p>
      <text:p text:style-name="P2">// esiste un modo per una modalità rigida e gli errori non sono commessi </text:p>
      <text:p text:style-name="P1"><text:span text:style-name="T6">'use strict'</text:span>; <text:span text:style-name="T3">// è il comando e se si fa un errore lo segnala</text:span></text:p>
      <text:p text:style-name="P5"/>
      <text:p text:style-name="P2">// lo SCOPE è il luogo di appartenenza del codice ossia il pezzo di codice in cui quella cosa è visibile</text:p>
      <text:p text:style-name="P5"/>
      <text:p text:style-name="P2">//COMMENTI</text:p>
      <text:p text:style-name="P5"/>
      <text:p text:style-name="P2">// è una buona cosa commentare spiegando quello che si è fatto</text:p>
      <text:p text:style-name="P2">// si fa con // per una riga</text:p>
      <text:p text:style-name="P2">// oppure</text:p>
      <text:p text:style-name="P2">/* per un blocco </text:p>
      <text:p text:style-name="P1"><text:span text:style-name="T3">di codice */</text:span> </text:p>
      <text:p text:style-name="P7"><text:soft-page-break/></text:p>
      <text:p text:style-name="P2">//OPERATORI MATEMATICI</text:p>
      <text:p text:style-name="P2">// +,-,*,/,%</text:p>
      <text:p text:style-name="P1"><text:span text:style-name="T2">const</text:span> A <text:span text:style-name="T4">=</text:span> <text:span text:style-name="T5">12</text:span>;</text:p>
      <text:p text:style-name="P1"><text:span text:style-name="T2">const</text:span> B <text:span text:style-name="T4">=</text:span> <text:span text:style-name="T5">4</text:span>;</text:p>
      <text:p text:style-name="P1"><text:span text:style-name="T2">var</text:span> result;</text:p>
      <text:p text:style-name="P5"/>
      <text:p text:style-name="P1">result <text:span text:style-name="T4">=</text:span> A <text:span text:style-name="T4">+</text:span> B; <text:span text:style-name="T3">// es somma</text:span></text:p>
      <text:p text:style-name="P1">result <text:span text:style-name="T4">=</text:span> A <text:span text:style-name="T4">%</text:span> B; <text:span text:style-name="T3">// è il resto della divisione</text:span></text:p>
      <text:p text:style-name="P5"/>
      <text:p text:style-name="P2">// altri 5 operatori che servono ad abbreviare le formule </text:p>
      <text:p text:style-name="P5"/>
      <text:p text:style-name="P1">a <text:span text:style-name="T4">+=</text:span> <text:span text:style-name="T5">3</text:span>; <text:span text:style-name="T3">//a = a +3</text:span></text:p>
      <text:p text:style-name="P1">a <text:span text:style-name="T4">-=</text:span> <text:span text:style-name="T5">3</text:span>; <text:span text:style-name="T3">//a = a -3 </text:span></text:p>
      <text:p text:style-name="P1">a <text:span text:style-name="T4">*=</text:span> <text:span text:style-name="T5">3</text:span>; <text:span text:style-name="T3">//a = a *3</text:span></text:p>
      <text:p text:style-name="P1">a <text:span text:style-name="T4">/=</text:span> <text:span text:style-name="T5">3</text:span>; <text:span text:style-name="T3">//a = a /3 </text:span></text:p>
      <text:p text:style-name="P1">a <text:span text:style-name="T4">%=</text:span> <text:span text:style-name="T5">3</text:span>; <text:span text:style-name="T3">//a = a %3</text:span></text:p>
      <text:p text:style-name="P5"/>
      <text:p text:style-name="P1"><text:span text:style-name="T2">var</text:span> a <text:span text:style-name="T4">=</text:span> <text:span text:style-name="T5">12</text:span>;</text:p>
      <text:p text:style-name="P1">a <text:span text:style-name="T4">+=</text:span><text:span text:style-name="T5">2</text:span>;</text:p>
      <text:p text:style-name="P1">a <text:span text:style-name="T4">=</text:span> <text:span text:style-name="T5">24</text:span>;</text:p>
      <text:p text:style-name="P5"/>
      <text:p text:style-name="P2">//Altri 2 operatori </text:p>
      <text:p text:style-name="P1"><text:span text:style-name="T4">++</text:span> <text:span text:style-name="T3">//incrementa di uno</text:span></text:p>
      <text:p text:style-name="P1"><text:span text:style-name="T4">--</text:span> <text:span text:style-name="T3">// diminuisce di uno</text:span></text:p>
      <text:p text:style-name="P5"/>
      <text:p text:style-name="P1">a <text:span text:style-name="T4">=</text:span> <text:span text:style-name="T5">49</text:span> </text:p>
      <text:p text:style-name="P1">a<text:span text:style-name="T4">++</text:span></text:p>
      <text:p text:style-name="P1">a <text:span text:style-name="T4">=</text:span><text:span text:style-name="T5">50</text:span></text:p>
      <text:p text:style-name="P6"><text:line-break/></text:p>
      <text:p text:style-name="P2">//CONCATENAZIONE</text:p>
      <text:p text:style-name="P2">//l'operatore di concatenzaione è il +</text:p>
      <text:p text:style-name="P2">//serve per unire più stringhe </text:p>
      <text:p text:style-name="P2">// se sono numeri li somma, se sono stringhe fa la concatenazione</text:p>
      <text:p text:style-name="P2">// anche se si ha un numero e una stringa fa una concatenazione </text:p>
      <text:p text:style-name="P1"><text:span text:style-name="T2">const</text:span> A <text:span text:style-name="T4">=</text:span> <text:span text:style-name="T5">45</text:span>;</text:p>
      <text:p text:style-name="P1"><text:span text:style-name="T2">const</text:span> B <text:span text:style-name="T4">=</text:span> ciao </text:p>
      <text:p text:style-name="P1"><text:span text:style-name="T2">console</text:span>.<text:span text:style-name="T1">log</text:span> (A <text:span text:style-name="T4">+</text:span> B) <text:span text:style-name="T4">=</text:span> 45ciao;</text:p>
      <text:p text:style-name="P5"/>
      <text:p text:style-name="P2">// il comando parseInt trasforma la stringa in Num</text:p>
      <text:p text:style-name="P1"><text:span text:style-name="T1">parseInt</text:span> (<text:span text:style-name="T6">'ciao'</text:span>);</text:p>
      <text:p text:style-name="P1">Nan <text:span text:style-name="T3">// non a number </text:span></text:p>
      <text:p text:style-name="P5"/>
      <text:p text:style-name="P1"><text:span text:style-name="T2">var</text:span> a <text:span text:style-name="T4">=</text:span> <text:span text:style-name="T6">'3'</text:span>;</text:p>
      <text:p text:style-name="P1"><text:span text:style-name="T2">var</text:span> b <text:span text:style-name="T4">=</text:span> <text:span text:style-name="T6">'4'</text:span>;</text:p>
      <text:p text:style-name="P5"/>
      <text:p text:style-name="P1">a <text:span text:style-name="T4">+</text:span> b <text:span text:style-name="T4">=</text:span> <text:span text:style-name="T6">'34'</text:span>; <text:span text:style-name="T3">//perchè fa la concatenazione</text:span></text:p>
      <text:p text:style-name="P2">// --------------</text:p>
      <text:p text:style-name="P1"><text:soft-page-break/><text:span text:style-name="T2">var</text:span> a <text:span text:style-name="T4">=</text:span> <text:span text:style-name="T7">prompt</text:span> (<text:span text:style-name="T6">'inserisci il valore di a'</text:span>);<text:span text:style-name="T3">// stampando viene fuori come un alert modificabile</text:span></text:p>
      <text:p text:style-name="P6"><text:line-break/></text:p>
      <text:p text:style-name="P2">//OPERATORI DI CONFRONTO</text:p>
      <text:p text:style-name="P5"/>
      <text:p text:style-name="P2">// == uguale</text:p>
      <text:p text:style-name="P2">// === identico</text:p>
      <text:p text:style-name="P2">// != diverso</text:p>
      <text:p text:style-name="P2">// !== non identico </text:p>
      <text:p text:style-name="P2">// &lt; minore</text:p>
      <text:p text:style-name="P2">// &gt; maggiore</text:p>
      <text:p text:style-name="P2">// &lt;= minore uguale</text:p>
      <text:p text:style-name="P2">// &gt;= maggiore uguale</text:p>
      <text:p text:style-name="P5"/>
      <text:p text:style-name="P2">// restituiscono sempre true or false.</text:p>
      <text:p text:style-name="P2">//l'operatore di uguaglianza confronta il valore</text:p>
      <text:p text:style-name="P2">// l'op di identicià confronta sia il valore che il tipo quindi devono essere entrambi identici.</text:p>
      <text:p text:style-name="P1"><text:span text:style-name="T6">'18'</text:span> <text:span text:style-name="T4">==</text:span> <text:span text:style-name="T5">18</text:span> <text:span text:style-name="T5">true</text:span></text:p>
      <text:p text:style-name="P1"><text:span text:style-name="T6">'18'</text:span> <text:span text:style-name="T4">===</text:span> <text:span text:style-name="T5">18</text:span> <text:span text:style-name="T5">false</text:span> </text:p>
      <text:p text:style-name="P1"><text:span text:style-name="T6">'18'</text:span> <text:span text:style-name="T4">!=</text:span> <text:span text:style-name="T5">18</text:span> <text:span text:style-name="T5">false</text:span></text:p>
      <text:p text:style-name="P2">// nel confronto tra due stringhe le mette in ordine alfabetico ( prima le maiuscole e dopo le minuscole ) </text:p>
      <text:p text:style-name="P1">a <text:span text:style-name="T4">&gt;</text:span> b <text:span text:style-name="T4">=</text:span> <text:span text:style-name="T5">true</text:span></text:p>
      <text:p text:style-name="P1">a <text:span text:style-name="T4">&lt;</text:span> B <text:span text:style-name="T4">=</text:span> <text:span text:style-name="T5">false</text:span></text:p>
      <text:p text:style-name="P2">// per trasformare tutto in maiusolo o tutto in minuscolo si usano i comandi:</text:p>
      <text:p text:style-name="P1"><text:span text:style-name="T7">toLowercase</text:span>() <text:span text:style-name="T3">//per trasformare tutto in minuscolo</text:span></text:p>
      <text:p text:style-name="P1"><text:span text:style-name="T7">toUppercase</text:span>() <text:span text:style-name="T3">// per trasf. tutto in maiuscolo</text:span></text:p>
      <text:p text:style-name="P5"/>
      <text:p text:style-name="P2">//OPERATORI LOGICI</text:p>
      <text:p text:style-name="P5"/>
      <text:p text:style-name="P2">//fanno il confronto tra due variabili</text:p>
      <text:p text:style-name="P5"/>
      <text:p text:style-name="P2">// &amp;&amp; AND (restituisce vero solo se tutti sono veri)</text:p>
      <text:p text:style-name="P5"/>
      <text:p text:style-name="P2">// || OR (basta anche solo un vero per far si che diventi vero )</text:p>
      <text:p text:style-name="P7"/>
      <text:p text:style-name="P2">// ! NOT (da il contrario)</text:p>
      <text:p text:style-name="P5"/>
      <text:p text:style-name="P1"><text:span text:style-name="T2">var</text:span> c <text:span text:style-name="T4">=</text:span> <text:span text:style-name="T5">true</text:span>;</text:p>
      <text:p text:style-name="P1"><text:span text:style-name="T4">!</text:span>c<text:span text:style-name="T4">=</text:span> <text:span text:style-name="T5">false</text:span>;</text:p>
      <text:p text:style-name="P5"/>
      <text:p text:style-name="P2">// prima si calcolano i booleani e poi si fanno gli operatori logici </text:p>
      <text:p text:style-name="P7"/>
      <text:p text:style-name="P2">//var e let hanno poca differenza (var +vecchio let dal 2015)</text:p>
      <text:p text:style-name="P5"/>
      <text:p text:style-name="P2">// modi di dichiarare una var:</text:p>
      <text:p text:style-name="P1"><text:span text:style-name="T5">1</text:span>) <text:span text:style-name="T2">let</text:span> miavariabile</text:p>
      <text:p text:style-name="P1"><text:soft-page-break/>miavariabile <text:span text:style-name="T4">=</text:span> <text:span text:style-name="T6">'hello!'</text:span></text:p>
      <text:p text:style-name="P1"><text:span text:style-name="T5">2</text:span>) <text:span text:style-name="T2">let</text:span> altravariabile <text:span text:style-name="T4">=</text:span><text:span text:style-name="T5">5</text:span> </text:p>
      <text:p text:style-name="P1">altravariabile <text:span text:style-name="T4">=</text:span> <text:span text:style-name="T6">'world'</text:span></text:p>
      <text:p text:style-name="P1">altravariabile <text:span text:style-name="T4">=</text:span> <text:span text:style-name="T5">null</text:span></text:p>
      <text:p text:style-name="P5"/>
      <text:p text:style-name="P2">// le variabili non possono essere dichiarate più volte es:</text:p>
      <text:p text:style-name="P1"><text:span text:style-name="T2">let</text:span> miavariabile</text:p>
      <text:p text:style-name="P1">miavariabile <text:span text:style-name="T4">=</text:span> <text:span text:style-name="T6">'hello!'</text:span></text:p>
      <text:p text:style-name="P1"><text:span text:style-name="T2">let</text:span> miavariabile</text:p>
      <text:p text:style-name="P1">miavariabile <text:span text:style-name="T4">=</text:span> <text:span text:style-name="T6">'world'</text:span> <text:span text:style-name="T3">//ERRORE</text:span></text:p>
      <text:p text:style-name="P5"/>
      <text:p text:style-name="P2">//Valori assegnabili ad una variabile:</text:p>
      <text:p text:style-name="P1">valori semplici o primitivi: <text:span text:style-name="T2">Boolean</text:span></text:p>
      <text:p text:style-name="P3">Number</text:p>
      <text:p text:style-name="P3">String</text:p>
      <text:p text:style-name="P4">undefined</text:p>
      <text:p text:style-name="P4">null</text:p>
      <text:p text:style-name="P5"/>
      <text:p text:style-name="P1">espressioni</text:p>
      <text:p text:style-name="P1"><text:span text:style-name="T2">function</text:span> </text:p>
      <text:p text:style-name="P5"/>
      <text:p text:style-name="P2">// strutture dati ossia insime di valori primitivi</text:p>
      <text:p text:style-name="P1"><text:span text:style-name="T7">array</text:span> <text:span text:style-name="T3">// lista ordinata, e non esistono più elementi nello stesso livello</text:span></text:p>
      <text:p text:style-name="P2">//serie di elementi separati da una virgola </text:p>
      <text:p text:style-name="P2">//ad ogni valore corrisponde un indice numerico univoco</text:p>
      <text:p text:style-name="P2">//si accede al valore tramite il suo indice</text:p>
      <text:p text:style-name="P2">//non ha una dimensione fissa</text:p>
      <text:p text:style-name="P7"/>
      <text:p text:style-name="P1"><text:span text:style-name="T2">let</text:span> a <text:span text:style-name="T4">=</text:span> [<text:span text:style-name="T6">'avalue'</text:span>,<text:span text:style-name="T6">'b'</text:span>,<text:span text:style-name="T5">24</text:span>,<text:span text:style-name="T6">'hola'</text:span>,<text:span text:style-name="T5">null</text:span>, <text:span text:style-name="T5">false</text:span>] </text:p>
      <text:p text:style-name="P1">indice elemento <text:span text:style-name="T5">0</text:span> <text:span text:style-name="T5">1</text:span> <text:span text:style-name="T5">2</text:span> <text:span text:style-name="T5">3</text:span> <text:span text:style-name="T5">4</text:span> <text:span text:style-name="T5">5</text:span></text:p>
      <text:p text:style-name="P5"/>
      <text:p text:style-name="P1">es:</text:p>
      <text:p text:style-name="P1">definizione</text:p>
      <text:p text:style-name="P1"><text:span text:style-name="T2">let</text:span> a <text:span text:style-name="T4">=</text:span> [<text:span text:style-name="T6">'avalue'</text:span>,<text:span text:style-name="T6">'b'</text:span>,<text:span text:style-name="T5">24</text:span>,<text:span text:style-name="T6">'hola'</text:span>,<text:span text:style-name="T5">null</text:span>, <text:span text:style-name="T5">false</text:span>] </text:p>
      <text:p text:style-name="P1">lettura </text:p>
      <text:p text:style-name="P1"><text:span text:style-name="T2">console</text:span>.<text:span text:style-name="T1">log</text:span>(a)</text:p>
      <text:p text:style-name="P1"><text:span text:style-name="T2">console</text:span>.<text:span text:style-name="T1">log</text:span>(<text:span text:style-name="T7">a</text:span>(<text:span text:style-name="T5">1</text:span>))</text:p>
      <text:p text:style-name="P1">scrittura</text:p>
      <text:p text:style-name="P1">a[<text:span text:style-name="T5">1</text:span>] <text:span text:style-name="T4">=</text:span> <text:span text:style-name="T6">'changedValue'</text:span></text:p>
      <text:p text:style-name="P1">a[<text:span text:style-name="T5">4</text:span>] <text:span text:style-name="T5">0</text:span> <text:span text:style-name="T6">'newIndex'</text:span></text:p>
      <text:p text:style-name="P5"/>
      <text:p text:style-name="P1"><text:span text:style-name="T2">console</text:span>.<text:span text:style-name="T1">log</text:span>(a) </text:p>
      <text:p text:style-name="P7"/>
      <text:p text:style-name="P7"/>
      <text:p text:style-name="P1">oggetti<text:span text:style-name="T3">// composta 'chiave:valore'e non è ordinata</text:span></text:p>
      <text:p text:style-name="P7"/>
      <text:p text:style-name="P2">//servono a raggruppare dati in maniera sensata</text:p>
      <text:p text:style-name="P2"><text:soft-page-break/>//si possono eseguire operazioni specifiche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1T10:28:16.104192735</meta:creation-date>
    <dc:date>2021-12-21T10:29:25.008763325</dc:date>
    <meta:editing-duration>PT1M9S</meta:editing-duration>
    <meta:editing-cycles>1</meta:editing-cycles>
    <meta:document-statistic meta:table-count="0" meta:image-count="0" meta:object-count="0" meta:page-count="5" meta:paragraph-count="146" meta:word-count="825" meta:character-count="4419" meta:non-whitespace-character-count="3706"/>
    <meta:generator>LibreOffice/6.0.7.3$Linux_X86_64 LibreOffice_project/00m0$Build-3</meta:generator>
  </office:meta>
</office:document-meta>
</file>